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* 1 createdAt:24/06/2022, 22:29:56*/</text:p>
      <text:p text:style-name="Standard">{</text:p>
      <text:p text:style-name="Standard"><text:tab/>"_id" : ObjectId("62b5ed8cbbcf4c4abbcef26d"),</text:p>
      <text:p text:style-name="Standard"><text:tab/>"userId" : "62b5ed8cbbcf4c4abbcef26a",</text:p>
      <text:p text:style-name="Standard"><text:tab/>"orgRoleIdList" : [ "62b5e684eec2a0aac7b94a72", "62bd8013acd31950f86d82da", "62bd8279acd31950f86d82dc", "62bde183ebb9a6340409fa80", "62be8c6c8dc43275f8d8fded" ],</text:p>
      <text:p text:style-name="Standard"><text:tab/>"platformRoleIdList" : [ "62b5e51eeec2a0aac7b94a70" ],</text:p>
      <text:p text:style-name="Standard"><text:tab/>"projectOrgRoleIdList" : [ "62be8a11a2bd5b178a276c39", "62be8bbab727a322dcdab17a" ],</text:p>
      <text:p text:style-name="Standard"><text:tab/>"_class" : "com.albanero.authservice.model.UserOrgRole"</text:p>
      <text:p text:style-name="Standard">},</text:p>
      <text:p text:style-name="Standard"/>
      <text:p text:style-name="Standard">/* 2 createdAt:24/06/2022, 22:25:10*/</text:p>
      <text:p text:style-name="Standard">{</text:p>
      <text:p text:style-name="Standard"><text:tab/>"_id" : ObjectId("62b5ec6edada0744376fd5e6"),</text:p>
      <text:p text:style-name="Standard"><text:tab/>"userId" : "62b5ec6edada0744376fd5e3",</text:p>
      <text:p text:style-name="Standard"><text:tab/>"orgRoleIdList" : [ "62b5e684eec2a0aac7b94a72" ],</text:p>
      <text:p text:style-name="Standard"><text:tab/>"platformRoleIdList" : [ "62b5e51eeec2a0aac7b94a70" ],</text:p>
      <text:p text:style-name="Standard"><text:tab/>"_class" : "com.albanero.authservice.model.UserOrgRole"</text:p>
      <text:p text:style-name="Standard">},</text:p>
      <text:p text:style-name="Standard"/>
      <text:p text:style-name="Standard">/* 3 createdAt:24/06/2022, 22:22:08*/</text:p>
      <text:p text:style-name="Standard">{</text:p>
      <text:p text:style-name="Standard"><text:tab/>"_id" : ObjectId("62b5ebb8dada0744376fd5e2"),</text:p>
      <text:p text:style-name="Standard"><text:tab/>"userId" : "62b5ebb8dada0744376fd5df",</text:p>
      <text:p text:style-name="Standard"><text:tab/>"orgRoleIdList" : [ "62b5e684eec2a0aac7b94a72" ],</text:p>
      <text:p text:style-name="Standard"><text:tab/>"platformRoleIdList" : [ "62b5e51eeec2a0aac7b94a70" ],</text:p>
      <text:p text:style-name="Standard"><text:tab/>"_class" : "com.albanero.authservice.model.UserOrgRole"</text:p>
      <text:p text:style-name="Standard">},</text:p>
      <text:p text:style-name="Standard"/>
      <text:p text:style-name="Standard">/* 4 createdAt:24/06/2022, 22:13:58*/</text:p>
      <text:p text:style-name="Standard">{</text:p>
      <text:p text:style-name="Standard"><text:tab/>"_id" : ObjectId("62b5e9cedada0744376fd5de"),</text:p>
      <text:p text:style-name="Standard"><text:tab/>"userId" : "62b5e9cedada0744376fd5db",</text:p>
      <text:p text:style-name="Standard"><text:tab/>"orgRoleIdList" : [ "62b5e684eec2a0aac7b94a72" ],</text:p>
      <text:p text:style-name="Standard"><text:tab/>"platformRoleIdList" : [ "62b5e51eeec2a0aac7b94a70" ],</text:p>
      <text:p text:style-name="Standard"><text:tab/>"_class" : "com.albanero.authservice.model.UserOrgRole"</text:p>
      <text:p text:style-name="Standard">},</text:p>
      <text:p text:style-name="Standard"/>
      <text:p text:style-name="Standard">/* 5 createdAt:24/06/2022, 22:11:16*/</text:p>
      <text:p text:style-name="Standard">{</text:p>
      <text:p text:style-name="Standard"><text:tab/>"_id" : ObjectId("62b5e92ccef4a2383145bfe3"),</text:p>
      <text:p text:style-name="Standard"><text:tab/>"userId" : "62b5e92ccef4a2383145bfe0",</text:p>
      <text:p text:style-name="Standard"><text:tab/>"orgRoleIdList" : [ "62b5e684eec2a0aac7b94a72" ],</text:p>
      <text:p text:style-name="Standard"><text:tab/>"platformRoleIdList" : [ "62b5e51eeec2a0aac7b94a70" ],</text:p>
      <text:p text:style-name="Standard"><text:tab/>"_class" : "com.albanero.authservice.model.UserOrgRole"</text:p>
      <text:p text:style-name="Standard">},</text:p>
      <text:p text:style-name="Standard"/>
      <text:p text:style-name="Standard">/* 6 createdAt:24/06/2022, 22:09:01*/</text:p>
      <text:p text:style-name="Standard">{</text:p>
      <text:p text:style-name="Standard"><text:tab/>"_id" : ObjectId("62b5e8a5cef4a2383145bfdf"),</text:p>
      <text:p text:style-name="Standard"><text:tab/>"userId" : "62b5e8a5cef4a2383145bfdc",</text:p>
      <text:p text:style-name="Standard"><text:tab/>"orgRoleIdList" : [ "62b5e684eec2a0aac7b94a72" ],</text:p>
      <text:p text:style-name="Standard"><text:soft-page-break/><text:tab/>"platformRoleIdList" : [ "62b5e51eeec2a0aac7b94a70" ],</text:p>
      <text:p text:style-name="Standard"><text:tab/>"_class" : "com.albanero.authservice.model.UserOrgRole"</text:p>
      <text:p text:style-name="Standard">},</text:p>
      <text:p text:style-name="Standard"/>
      <text:p text:style-name="Standard">/* 7 createdAt:24/06/2022, 22:08:35*/</text:p>
      <text:p text:style-name="Standard">{</text:p>
      <text:p text:style-name="Standard"><text:tab/>"_id" : ObjectId("62b5e88bcef4a2383145bfdb"),</text:p>
      <text:p text:style-name="Standard"><text:tab/>"userId" : "62b5e88bcef4a2383145bfd8",</text:p>
      <text:p text:style-name="Standard"><text:tab/>"orgRoleIdList" : [ "62b5e684eec2a0aac7b94a72" ],</text:p>
      <text:p text:style-name="Standard"><text:tab/>"platformRoleIdList" : [ "62b5e51eeec2a0aac7b94a70" ],</text:p>
      <text:p text:style-name="Standard"><text:tab/>"_class" : "com.albanero.authservice.model.UserOrgRole"</text:p>
      <text:p text:style-name="Standard">},</text:p>
      <text:p text:style-name="Standard"/>
      <text:p text:style-name="Standard">/* 8 createdAt:24/06/2022, 22:00:25*/</text:p>
      <text:p text:style-name="Standard">{</text:p>
      <text:p text:style-name="Standard"><text:tab/>"_id" : ObjectId("62b5e6a1cef4a2383145bfd7"),</text:p>
      <text:p text:style-name="Standard"><text:tab/>"userId" : "62b5e6a1cef4a2383145bfd4",</text:p>
      <text:p text:style-name="Standard"><text:tab/>"orgRoleIdList" : [ "62b5e684eec2a0aac7b94a72" ],</text:p>
      <text:p text:style-name="Standard"><text:tab/>"platformRoleIdList" : [ "62b5e51eeec2a0aac7b94a70" ],</text:p>
      <text:p text:style-name="Standard"><text:tab/>"_class" : "com.albanero.authservice.model.UserOrgRole"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7T19:24:33.134398063</meta:creation-date>
    <dc:date>2022-07-07T19:24:40.191414899</dc:date>
    <meta:editing-duration>PT7S</meta:editing-duration>
    <meta:editing-cycles>1</meta:editing-cycles>
    <meta:document-statistic meta:table-count="0" meta:image-count="0" meta:object-count="0" meta:page-count="2" meta:paragraph-count="65" meta:word-count="210" meta:character-count="2484" meta:non-whitespace-character-count="2298"/>
    <meta:generator>LibreOffice/6.4.7.2$Linux_X86_64 LibreOffice_project/40$Build-2</meta:generator>
  </office:meta>
</office:document-meta>
</file>